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e6e64c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stroke="none" svg:stroke-color="#000000" draw:fill="none" draw:fill-color="#ffffff" fo:min-height="0.25cm"/>
    </style:style>
    <style:style style:name="gr4" style:family="graphic" style:parent-style-name="standard">
      <style:graphic-properties draw:fill="solid" draw:fill-color="#e6e64c" draw:textarea-horizontal-align="center" draw:textarea-vertical-align="middle"/>
    </style:style>
    <style:style style:name="gr5" style:family="graphic" style:parent-style-name="standard">
      <style:graphic-properties draw:marker-end="Line_20_Arrow" draw:fill="solid" draw:fill-color="#e6e64c" draw:textarea-horizontal-align="center" draw:textarea-vertical-align="middle"/>
    </style:style>
    <style:style style:name="gr6" style:family="graphic" style:parent-style-name="standard">
      <style:graphic-properties draw:marker-start="" draw:fill="solid" draw:fill-color="#e6e64c" draw:textarea-horizontal-align="center" draw:textarea-vertical-align="middle"/>
    </style:style>
    <style:style style:name="gr7" style:family="graphic" style:parent-style-name="standard">
      <style:graphic-properties draw:marker-start="" draw:marker-end="Line_20_Arrow" draw:marker-end-width="0.3cm" draw:fill="solid" draw:fill-color="#e6e64c" draw:textarea-horizontal-align="center" draw:textarea-vertical-align="middle"/>
    </style:style>
    <style:style style:name="gr8" style:family="graphic" style:parent-style-name="standard">
      <style:graphic-properties draw:marker-end="Line_20_Arrow" draw:marker-end-width="0.3cm" draw:fill="solid" draw:fill-color="#e6e64c" draw:textarea-horizontal-align="center" draw:textarea-vertical-align="middle"/>
    </style:style>
    <style:style style:name="gr9" style:family="graphic" style:parent-style-name="standard">
      <style:graphic-properties draw:marker-end="Line_20_Arrow" draw:textarea-horizontal-align="center" draw:textarea-vertical-align="middle"/>
    </style:style>
    <style:style style:name="gr10" style:family="graphic" style:parent-style-name="standard">
      <style:graphic-properties draw:marker-start="Line_20_Arrow" draw:fill="solid" draw:fill-color="#e6e64c" draw:textarea-horizontal-align="center" draw:textarea-vertical-align="middle"/>
    </style:style>
    <style:style style:name="gr11" style:family="graphic" style:parent-style-name="standard">
      <style:graphic-properties draw:marker-start="Arrow" draw:marker-end="" draw:textarea-horizontal-align="center" draw:textarea-vertical-align="middle"/>
    </style:style>
    <style:style style:name="gr12" style:family="graphic" style:parent-style-name="standard">
      <style:graphic-properties draw:marker-start="" draw:marker-end="Line_20_Arrow" draw:fill="solid" draw:fill-color="#e6e64c" draw:textarea-horizontal-align="center" draw:textarea-vertical-align="middle"/>
    </style:style>
    <style:style style:name="gr13" style:family="graphic" style:parent-style-name="standard">
      <style:graphic-properties draw:marker-end="Arrow" draw:textarea-horizontal-align="center" draw:textarea-vertical-align="middle"/>
    </style:style>
    <style:style style:name="gr14" style:family="graphic" style:parent-style-name="standard">
      <style:graphic-properties draw:marker-start="Arrow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end" fo:text-indent="0cm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4" draw:layer="layout" svg:width="3.5cm" svg:height="0.5cm" svg:x="11cm" svg:y="2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.5cm" svg:height="0.5cm" svg:x="11cm" svg:y="4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1cm" svg:y="4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1cm" svg:y="2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0.5cm" svg:x="11cm" svg:y="6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3" draw:layer="layout" svg:width="3.5cm" svg:height="0.499cm" svg:x="11cm" svg:y="6.5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1cm" svg:y="7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3" draw:layer="layout" svg:width="3.5cm" svg:height="0.5cm" svg:x="2cm" svg:y="2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5cm" svg:x="2cm" svg:y="2.5cm">
          <text:p text:style-name="P3"><text:span text:style-name="T2">- id : Integer</text:span></text:p>
          <text:p text:style-name="P3"><text:span text:style-name="T2">- nam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5cm" svg:height="0.5cm" svg:x="2cm" svg:y="4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5cm" svg:height="0.645cm" svg:x="5.6cm" svg:y="1.655cm">
          <draw:text-box>
            <text:p text:style-name="P6"><text:span text:style-name="T2">1</text:span></text:p>
          </draw:text-box>
        </draw:frame>
        <draw:frame draw:style-name="gr3" draw:text-style-name="P7" draw:layer="layout" svg:width="1.5cm" svg:height="0.645cm" svg:x="9.4cm" svg:y="1.6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4cm" svg:height="0.645cm" svg:x="5.6cm" svg:y="2.2cm">
          <draw:text-box>
            <text:p text:style-name="P6"><text:span text:style-name="T2">- site</text:span></text:p>
          </draw:text-box>
        </draw:frame>
        <draw:frame draw:style-name="gr3" draw:text-style-name="P7" draw:layer="layout" svg:width="3.4cm" svg:height="0.645cm" svg:x="7.5cm" svg:y="2.2cm">
          <draw:text-box>
            <text:p text:style-name="P8"><text:span text:style-name="T2">- studyCollection</text:span></text:p>
          </draw:text-box>
        </draw:frame>
        <draw:frame draw:style-name="gr3" draw:text-style-name="P7" draw:layer="layout" svg:width="3.5cm" svg:height="0.645cm" svg:x="7.5cm" svg:y="4.301cm">
          <draw:text-box>
            <text:p text:style-name="P8"><text:span text:style-name="T2">- clinicCollection</text:span></text:p>
          </draw:text-box>
        </draw:frame>
        <draw:frame draw:style-name="gr3" draw:text-style-name="P7" draw:layer="layout" svg:width="1.4cm" svg:height="0.645cm" svg:x="5.6cm" svg:y="4.201cm">
          <draw:text-box>
            <text:p text:style-name="P6"><text:span text:style-name="T2">- site</text:span></text:p>
          </draw:text-box>
        </draw:frame>
        <draw:frame draw:style-name="gr3" draw:text-style-name="P7" draw:layer="layout" svg:width="1.5cm" svg:height="0.645cm" svg:x="5.6cm" svg:y="3.756cm">
          <draw:text-box>
            <text:p text:style-name="P6"><text:span text:style-name="T2">1</text:span></text:p>
          </draw:text-box>
        </draw:frame>
        <draw:frame draw:style-name="gr3" draw:text-style-name="P7" draw:layer="layout" svg:width="1.5cm" svg:height="0.645cm" svg:x="9.4cm" svg:y="3.656cm">
          <draw:text-box>
            <text:p text:style-name="P8"><text:span text:style-name="T2">0..*</text:span></text:p>
          </draw:text-box>
        </draw:frame>
        <draw:connector draw:style-name="gr4" draw:text-style-name="P9" draw:layer="layout" svg:x1="5.5cm" svg:y1="4.25cm" svg:x2="11cm" svg:y2="4.25cm" draw:start-shape="id1" draw:start-glue-point="1" draw:end-shape="id2" draw:end-glue-point="3" svg:d="m5500 4250h5500">
          <text:p text:style-name="P6"/>
        </draw:connector>
        <draw:connector draw:style-name="gr4" draw:text-style-name="P9" draw:layer="layout" svg:x1="5.5cm" svg:y1="2.25cm" svg:x2="11cm" svg:y2="2.25cm" draw:start-shape="id3" draw:start-glue-point="1" draw:end-shape="id4" svg:d="m5500 2250h5500">
          <text:p text:style-name="P6"/>
        </draw:connector>
        <draw:custom-shape draw:style-name="gr1" draw:text-style-name="P2" draw:id="id5" draw:layer="layout" svg:width="3.5cm" svg:height="0.5cm" svg:x="2cm" svg:y="13.3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id="id10" draw:layer="layout" svg:width="3.5cm" svg:height="1.5cm" svg:x="2cm" svg:y="13.8cm">
          <draw:glue-point draw:id="4" svg:x="5cm" svg:y="1.666cm"/>
          <draw:glue-point draw:id="5" svg:x="5cm" svg:y="-1.666cm"/>
          <draw:glue-point draw:id="6" svg:x="5cm" svg:y="-1.666cm"/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nameShort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7" draw:layer="layout" svg:width="3.5cm" svg:height="0.5cm" svg:x="2cm" svg:y="15.3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6" draw:layer="layout" svg:width="3.5cm" svg:height="0.5cm" svg:x="10.9cm" svg:y="13.3cm">
          <text:p text:style-name="P1"><text:span text:style-name="T1">PatientVisi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3.8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4.8cm">
          <text:p text:style-name="P6"/>
          <draw:enhanced-geometry svg:viewBox="0 0 21600 21600" draw:type="rectangle" draw:enhanced-path="M 0 0 L 21600 0 21600 21600 0 21600 0 0 Z N"/>
        </draw:custom-shape>
        <draw:line draw:style-name="gr4" draw:text-style-name="P9" draw:layer="layout" svg:x1="1.5cm" svg:y1="11.8cm" svg:x2="15cm" svg:y2="11.8cm">
          <text:p text:style-name="P6"/>
        </draw:line>
        <draw:custom-shape draw:style-name="gr1" draw:text-style-name="P2" draw:id="id11" draw:layer="layout" svg:width="3.5cm" svg:height="0.5cm" svg:x="10.9cm" svg:y="15.8cm">
          <text:p text:style-name="P1"><text:span text:style-name="T1">Workshee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6.3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7.3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3.5cm" svg:height="0.5cm" svg:x="10.9cm" svg:y="20.9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21.4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22.4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5cm" svg:height="0.5cm" svg:x="10.9cm" svg:y="23.4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23.9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24.9cm">
          <text:p text:style-name="P6"/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5.5cm" svg:y1="13.55cm" svg:x2="10.9cm" svg:y2="13.55cm" draw:start-shape="id5" draw:start-glue-point="1" draw:end-shape="id6" draw:end-glue-point="3" svg:d="m5500 13550h5400">
          <text:p text:style-name="P6"/>
        </draw:connector>
        <draw:connector draw:style-name="gr6" draw:text-style-name="P9" draw:layer="layout" svg:x1="5.5cm" svg:y1="15.55cm" svg:x2="10.9cm" svg:y2="21.15cm" draw:start-shape="id7" draw:start-glue-point="1" draw:end-shape="id8" draw:end-glue-point="3" svg:d="m5500 15550h2750v5600h2650">
          <text:p text:style-name="P6"/>
        </draw:connector>
        <draw:frame draw:style-name="gr3" draw:text-style-name="P7" draw:layer="layout" svg:width="4cm" svg:height="0.645cm" svg:x="7.1cm" svg:y="13.502cm">
          <draw:text-box>
            <text:p text:style-name="P8"><text:span text:style-name="T2">patientVisitCollection</text:span></text:p>
          </draw:text-box>
        </draw:frame>
        <draw:frame draw:style-name="gr3" draw:text-style-name="P7" draw:layer="layout" svg:width="1.4cm" svg:height="0.645cm" svg:x="5.5cm" svg:y="13.502cm">
          <draw:text-box>
            <text:p text:style-name="P6"><text:span text:style-name="T2">study</text:span></text:p>
          </draw:text-box>
        </draw:frame>
        <draw:frame draw:style-name="gr3" draw:text-style-name="P7" draw:layer="layout" svg:width="1.5cm" svg:height="0.645cm" svg:x="5.6cm" svg:y="12.957cm">
          <draw:text-box>
            <text:p text:style-name="P6"><text:span text:style-name="T2">1</text:span></text:p>
          </draw:text-box>
        </draw:frame>
        <draw:connector draw:style-name="gr5" draw:text-style-name="P9" draw:layer="layout" svg:x1="3.75cm" svg:y1="15.8cm" svg:x2="10.9cm" svg:y2="23.65cm" draw:start-shape="id7" draw:start-glue-point="2" draw:end-shape="id9" draw:end-glue-point="3" svg:d="m3750 15800v7850h7150">
          <text:p text:style-name="P6"/>
        </draw:connector>
        <draw:custom-shape draw:style-name="gr1" draw:text-style-name="P2" draw:id="id12" draw:layer="layout" svg:width="3.5cm" svg:height="0.5cm" svg:x="10.9cm" svg:y="18.3cm">
          <text:p text:style-name="P1"><text:span text:style-name="T1">S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1cm" svg:x="10.9cm" svg:y="18.8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19.8cm">
          <text:p text:style-name="P6"/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0.75cm" svg:x1="5.5cm" svg:y1="14.301cm" svg:x2="10.9cm" svg:y2="16.05cm" draw:start-shape="id10" draw:start-glue-point="5" draw:end-shape="id11" draw:end-glue-point="3" svg:d="m5500 14301h3500v1749h1900">
          <text:p text:style-name="P6"/>
        </draw:connector>
        <draw:frame draw:style-name="gr3" draw:text-style-name="P7" draw:layer="layout" svg:width="1.5cm" svg:height="0.645cm" svg:x="5.5cm" svg:y="13.855cm">
          <draw:text-box>
            <text:p text:style-name="P6"><text:span text:style-name="T2">1</text:span></text:p>
          </draw:text-box>
        </draw:frame>
        <draw:frame draw:style-name="gr3" draw:text-style-name="P7" draw:layer="layout" svg:width="4cm" svg:height="0.645cm" svg:x="7.1cm" svg:y="16.103cm">
          <draw:text-box>
            <text:p text:style-name="P8"><text:span text:style-name="T2">worksheet</text:span></text:p>
          </draw:text-box>
        </draw:frame>
        <draw:frame draw:style-name="gr3" draw:text-style-name="P7" draw:layer="layout" svg:width="1.5cm" svg:height="0.645cm" svg:x="9.5cm" svg:y="15.358cm">
          <draw:text-box>
            <text:p text:style-name="P8"><text:span text:style-name="T2">0..1</text:span></text:p>
          </draw:text-box>
        </draw:frame>
        <draw:frame draw:style-name="gr3" draw:text-style-name="P7" draw:layer="layout" svg:width="1.5cm" svg:height="0.645cm" svg:x="2.5cm" svg:y="15.9cm">
          <draw:text-box>
            <text:p text:style-name="P8"><text:span text:style-name="T2">0..*</text:span></text:p>
          </draw:text-box>
        </draw:frame>
        <draw:frame draw:style-name="gr3" draw:text-style-name="P7" draw:layer="layout" svg:width="4cm" svg:height="0.645cm" svg:x="7.1cm" svg:y="23.604cm">
          <draw:text-box>
            <text:p text:style-name="P8"><text:span text:style-name="T2">clinicCollection</text:span></text:p>
          </draw:text-box>
        </draw:frame>
        <draw:frame draw:style-name="gr3" draw:text-style-name="P7" draw:layer="layout" svg:width="1.5cm" svg:height="0.645cm" svg:x="9.5cm" svg:y="22.955cm">
          <draw:text-box>
            <text:p text:style-name="P8"><text:span text:style-name="T2">0..*</text:span></text:p>
          </draw:text-box>
        </draw:frame>
        <draw:connector draw:style-name="gr8" draw:text-style-name="P9" draw:layer="layout" draw:line-skew="0.25cm" svg:x1="5.5cm" svg:y1="14.799cm" svg:x2="10.9cm" svg:y2="18.55cm" draw:start-shape="id10" draw:start-glue-point="4" draw:end-shape="id12" draw:end-glue-point="3" svg:d="m5500 14799h3000v3751h2400">
          <text:p text:style-name="P6"/>
        </draw:connector>
        <draw:frame draw:style-name="gr3" draw:text-style-name="P7" draw:layer="layout" svg:width="1.5cm" svg:height="0.645cm" svg:x="4.9cm" svg:y="14.3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9.5cm" svg:y="13.058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9.5cm" svg:y="17.959cm">
          <draw:text-box>
            <text:p text:style-name="P8"><text:span text:style-name="T2">0..*</text:span></text:p>
          </draw:text-box>
        </draw:frame>
        <draw:frame draw:style-name="gr3" draw:text-style-name="P7" draw:layer="layout" svg:width="4cm" svg:height="0.645cm" svg:x="7.1cm" svg:y="18.503cm">
          <draw:text-box>
            <text:p text:style-name="P8"><text:span text:style-name="T2">sdataCollection</text:span></text:p>
          </draw:text-box>
        </draw:frame>
        <draw:frame draw:style-name="gr3" draw:text-style-name="P7" draw:layer="layout" svg:width="1.5cm" svg:height="0.645cm" svg:x="4.9cm" svg:y="15.001cm">
          <draw:text-box>
            <text:p text:style-name="P8"><text:span text:style-name="T2">0..*</text:span></text:p>
          </draw:text-box>
        </draw:frame>
        <draw:frame draw:style-name="gr3" draw:text-style-name="P7" draw:layer="layout" svg:width="2.9cm" svg:height="0.645cm" svg:x="4.2cm" svg:y="15.956cm">
          <draw:text-box>
            <text:p text:style-name="P8"><text:span text:style-name="T2">studyCollection</text:span></text:p>
          </draw:text-box>
        </draw:frame>
        <draw:frame draw:style-name="gr3" draw:text-style-name="P7" draw:layer="layout" svg:width="4cm" svg:height="0.645cm" svg:x="7.1cm" svg:y="21.005cm">
          <draw:text-box>
            <text:p text:style-name="P8"><text:span text:style-name="T2">site</text:span></text:p>
          </draw:text-box>
        </draw:frame>
        <draw:frame draw:style-name="gr3" draw:text-style-name="P7" draw:layer="layout" svg:width="1.5cm" svg:height="0.645cm" svg:x="9.5cm" svg:y="20.656cm">
          <draw:text-box>
            <text:p text:style-name="P8"><text:span text:style-name="T2">1</text:span></text:p>
          </draw:text-box>
        </draw:frame>
        <draw:frame draw:style-name="gr3" draw:text-style-name="P7" draw:layer="layout" svg:width="2.4cm" svg:height="0.645cm" svg:x="8.5cm" svg:y="6.755cm">
          <draw:text-box>
            <text:p text:style-name="P8"><text:span text:style-name="T2">- address</text:span></text:p>
          </draw:text-box>
        </draw:frame>
        <draw:frame draw:style-name="gr3" draw:text-style-name="P7" draw:layer="layout" svg:width="1.5cm" svg:height="0.645cm" svg:x="9.5cm" svg:y="6cm">
          <draw:text-box>
            <text:p text:style-name="P8"><text:span text:style-name="T2">1</text:span></text:p>
          </draw:text-box>
        </draw:frame>
        <draw:connector draw:style-name="gr9" draw:text-style-name="P9" draw:layer="layout" svg:x1="3.75cm" svg:y1="4.5cm" svg:x2="11cm" svg:y2="6.749cm" draw:start-shape="id1" draw:start-glue-point="2" draw:end-shape="id13" draw:end-glue-point="3" svg:d="m3750 4500v2249h7250">
          <text:p text:style-name="P6"/>
        </draw:connector>
      </draw:page>
      <draw:page draw:name="page2" draw:style-name="dp1" draw:master-page-name="Default">
        <office:forms form:automatic-focus="false" form:apply-design-mode="false"/>
        <draw:custom-shape draw:style-name="gr1" draw:text-style-name="P5" draw:id="id16" draw:layer="layout" svg:width="3.5cm" svg:height="0.5cm" svg:x="2cm" svg:y="2.001cm">
          <text:p text:style-name="P1"><text:span text:style-name="T1">Clinic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5cm" svg:height="1.5cm" svg:x="2cm" svg:y="2.501cm">
          <text:p text:style-name="P3"><text:span text:style-name="T2">- id : Integer</text:span></text:p>
          <text:p text:style-name="P3"><text:span text:style-name="T2">- nam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4" draw:layer="layout" svg:width="3.5cm" svg:height="0.5cm" svg:x="2cm" svg:y="4.001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3.5cm" svg:height="0.5cm" svg:x="10.9cm" svg:y="2.001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0.9cm" svg:y="2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3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3.5cm" svg:height="0.5cm" svg:x="10.9cm" svg:y="4.001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0.9cm" svg:y="4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5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5cm" svg:height="0.645cm" svg:x="5.5cm" svg:y="2.2cm">
          <draw:text-box>
            <text:p text:style-name="P3"><text:span text:style-name="T2">- clinicCollection</text:span></text:p>
          </draw:text-box>
        </draw:frame>
        <draw:frame draw:style-name="gr3" draw:text-style-name="P7" draw:layer="layout" svg:width="1.4cm" svg:height="0.645cm" svg:x="9.7cm" svg:y="4.455cm">
          <draw:text-box>
            <text:p text:style-name="P8"><text:span text:style-name="T2">- site</text:span></text:p>
          </draw:text-box>
        </draw:frame>
        <draw:frame draw:style-name="gr3" draw:text-style-name="P7" draw:layer="layout" svg:width="1.5cm" svg:height="0.645cm" svg:x="10.3cm" svg:y="3.7cm">
          <draw:text-box>
            <text:p text:style-name="P6"><text:span text:style-name="T2">1</text:span></text:p>
          </draw:text-box>
        </draw:frame>
        <draw:connector draw:style-name="gr6" draw:text-style-name="P9" draw:layer="layout" svg:x1="5.5cm" svg:y1="4.251cm" svg:x2="10.9cm" svg:y2="4.251cm" draw:start-shape="id14" draw:start-glue-point="1" draw:end-shape="id15" draw:end-glue-point="3" svg:d="m5500 4251h5400">
          <text:p text:style-name="P6"/>
        </draw:connector>
        <draw:connector draw:style-name="gr10" draw:text-style-name="P9" draw:layer="layout" svg:x1="5.5cm" svg:y1="2.251cm" svg:x2="10.9cm" svg:y2="2.251cm" draw:start-shape="id16" draw:start-glue-point="1" draw:end-shape="id17" svg:d="m5500 2251h5400">
          <text:p text:style-name="P6"/>
        </draw:connector>
        <draw:line draw:style-name="gr4" draw:text-style-name="P9" draw:layer="layout" svg:x1="1.5cm" svg:y1="9cm" svg:x2="15cm" svg:y2="9cm">
          <text:p text:style-name="P6"/>
        </draw:line>
        <draw:custom-shape draw:style-name="gr1" draw:text-style-name="P2" draw:layer="layout" svg:width="3.5cm" svg:height="0.5cm" svg:x="10.9cm" svg:y="6.001cm">
          <text:p text:style-name="P1"><text:span text:style-name="T1">Addres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8" draw:layer="layout" svg:width="3.5cm" svg:height="0.499cm" svg:x="10.9cm" svg:y="6.5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0.9cm" svg:y="7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4cm" svg:height="0.645cm" svg:x="8.5cm" svg:y="6.855cm">
          <draw:text-box>
            <text:p text:style-name="P8"><text:span text:style-name="T2">- address</text:span></text:p>
          </draw:text-box>
        </draw:frame>
        <draw:frame draw:style-name="gr3" draw:text-style-name="P7" draw:layer="layout" svg:width="1.5cm" svg:height="0.645cm" svg:x="9.5cm" svg:y="6cm">
          <draw:text-box>
            <text:p text:style-name="P8"><text:span text:style-name="T2">1</text:span></text:p>
          </draw:text-box>
        </draw:frame>
        <draw:connector draw:style-name="gr8" draw:text-style-name="P9" draw:layer="layout" svg:x1="3.75cm" svg:y1="4.501cm" svg:x2="10.9cm" svg:y2="6.75cm" draw:start-shape="id14" draw:start-glue-point="2" draw:end-shape="id18" draw:end-glue-point="3" svg:d="m3750 4501v2249h7150">
          <text:p text:style-name="P6"/>
        </draw:connector>
        <draw:frame draw:style-name="gr3" draw:text-style-name="P7" draw:layer="layout" svg:width="1.5cm" svg:height="0.645cm" svg:x="2.3cm" svg:y="4.5cm">
          <draw:text-box>
            <text:p text:style-name="P8"><text:span text:style-name="T2">1</text:span></text:p>
          </draw:text-box>
        </draw:frame>
        <draw:frame draw:style-name="gr3" draw:text-style-name="P7" draw:layer="layout" svg:width="4cm" svg:height="0.645cm" svg:x="5.5cm" svg:y="4.201cm">
          <draw:text-box>
            <text:p text:style-name="P3"><text:span text:style-name="T2">- clinicCollection</text:span></text:p>
          </draw:text-box>
        </draw:frame>
        <draw:frame draw:style-name="gr3" draw:text-style-name="P7" draw:layer="layout" svg:width="1.5cm" svg:height="0.645cm" svg:x="5.5cm" svg:y="1.656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5.5cm" svg:y="3.757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9.6cm" svg:y="1.601cm">
          <draw:text-box>
            <text:p text:style-name="P8"><text:span text:style-name="T2">0..1</text:span></text:p>
          </draw:text-box>
        </draw:frame>
        <draw:custom-shape draw:style-name="gr1" draw:text-style-name="P5" draw:layer="layout" svg:width="8cm" svg:height="0.5cm" svg:x="1.4cm" svg:y="10.5cm">
          <text:p text:style-name="P1"><text:span text:style-name="T1">Storage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1" draw:layer="layout" svg:width="8cm" svg:height="1.5cm" svg:x="1.4cm" svg:y="11cm">
          <text:p text:style-name="P3"><text:span text:style-name="T2">- defaultTemperature : Double</text:span></text:p>
          <text:p text:style-name="P3"><text:span text:style-name="T2">- holdsSpecimenClassCollection : Collection</text:span></text:p>
          <text:p text:style-name="P3"><text:span text:style-name="T2">- holdsSpecimenArrayTypeCollection :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0" draw:layer="layout" svg:width="8cm" svg:height="0.5cm" svg:x="1.4cm" svg:y="12.5cm">
          <draw:glue-point draw:id="4" svg:x="4.333cm" svg:y="5cm" draw:escape-direction="down"/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19" draw:layer="layout" svg:width="5cm" svg:height="0.5cm" svg:x="2.9cm" svg:y="15.5cm">
          <text:p text:style-name="P1"><text:span text:style-name="T1">ContainerTyp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cm" svg:height="3.5cm" svg:x="2.9cm" svg:y="16cm"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dimensionOneLabel : String</text:span></text:p>
          <text:p text:style-name="P3"><text:span text:style-name="T2">- dimensionTwoLabel : String</text:span></text:p>
          <text:p text:style-name="P3"><text:span text:style-name="T2">- capacity : Capacity</text:span></text:p>
          <text:p text:style-name="P3"><text:span text:style-name="T2">- comment : String</text:span></text:p>
          <text:p text:style-name="P3"><text:span text:style-name="T2">- activityStatus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0.5cm" svg:x="2.9cm" svg:y="19.5cm"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5.4cm" svg:y1="15.5cm" svg:x2="5.4cm" svg:y2="13cm" draw:start-shape="id19" draw:start-glue-point="0" draw:end-shape="id20" draw:end-glue-point="2" svg:d="m5400 15500v-2500">
          <text:p text:style-name="P6"/>
        </draw:connector>
        <draw:connector draw:style-name="gr9" draw:text-style-name="P9" draw:layer="layout" draw:line-skew="0cm 0.4cm" svg:x1="8.866cm" svg:y1="13cm" svg:x2="9.4cm" svg:y2="11.75cm" draw:start-shape="id20" draw:start-glue-point="4" draw:end-shape="id21" draw:end-glue-point="1" svg:d="m8866 13000v600h1534v-1850h-1000">
          <text:p text:style-name="P6"/>
        </draw:connector>
        <draw:frame draw:style-name="gr3" draw:text-style-name="P7" draw:layer="layout" svg:width="5.4cm" svg:height="0.645cm" svg:x="7.1cm" svg:y="13.655cm">
          <draw:text-box>
            <text:p text:style-name="P1"><text:span text:style-name="T2">- holdsStorageTypeCollection</text:span></text:p>
          </draw:text-box>
        </draw:frame>
        <draw:frame draw:style-name="gr3" draw:text-style-name="P7" draw:layer="layout" svg:width="1.5cm" svg:height="0.645cm" svg:x="7.4cm" svg:y="13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9.9cm" svg:y="11cm">
          <draw:text-box>
            <text:p text:style-name="P3"><text:span text:style-name="T2">0..*</text:span></text:p>
          </draw:text-box>
        </draw:frame>
      </draw:page>
      <draw:page draw:name="page3" draw:style-name="dp1" draw:master-page-name="Default">
        <office:forms form:automatic-focus="false" form:apply-design-mode="false"/>
        <draw:custom-shape draw:style-name="gr1" draw:text-style-name="P5" draw:id="id25" draw:layer="layout" svg:width="7.5cm" svg:height="0.5cm" svg:x="3.5cm" svg:y="1.9cm">
          <text:p text:style-name="P1"><text:span text:style-name="T1">Storage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5cm" svg:height="1.5cm" svg:x="3.5cm" svg:y="2.4cm">
          <text:p text:style-name="P3"><text:span text:style-name="T2">- temperature : Double</text:span></text:p>
          <text:p text:style-name="P3"><text:span text:style-name="T2">- holdsSpecimenClassCollection : 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23" draw:layer="layout" svg:width="7.5cm" svg:height="0.5cm" svg:x="3.5cm" svg:y="3.9cm">
          <draw:glue-point draw:id="4" svg:x="4.333cm" svg:y="5cm" draw:escape-direction="down"/>
          <draw:glue-point draw:id="5" svg:x="-1cm" svg:y="7cm" draw:escape-direction="down"/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5" draw:id="id22" draw:layer="layout" svg:width="4.2cm" svg:height="0.5cm" svg:x="4.4cm" svg:y="7.5cm"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2cm" svg:height="3cm" svg:x="4.4cm" svg:y="8cm">
          <text:p text:style-name="P3"><text:span text:style-name="T2">- id : Integer</text:span></text:p>
          <text:p text:style-name="P3"><text:span text:style-name="T2">- name : String</text:span></text:p>
          <text:p text:style-name="P3"><text:span text:style-name="T2">- comment : String</text:span></text:p>
          <text:p text:style-name="P3"><text:span text:style-name="T2">- activityStatus : String</text:span></text:p>
          <text:p text:style-name="P3"><text:span text:style-name="T2">- full : Boolean</text:span></text:p>
          <text:p text:style-name="P3"><text:span text:style-name="T2">- barcode : 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1" draw:layer="layout" svg:width="4.2cm" svg:height="0.5cm" svg:x="4.4cm" svg:y="11cm">
          <draw:glue-point draw:id="4" svg:x="2.38cm" svg:y="5cm" draw:escape-direction="down"/>
          <draw:glue-point draw:id="5" svg:x="-2.38cm" svg:y="5cm" draw:escape-direction="down"/>
          <text:p text:style-name="P6"/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6.5cm" svg:y1="7.5cm" svg:x2="6.5cm" svg:y2="4.4cm" draw:start-shape="id22" draw:start-glue-point="0" draw:end-shape="id23" draw:end-glue-point="5" svg:d="m6500 7500v-3100">
          <text:p text:style-name="P6"/>
        </draw:connector>
        <draw:custom-shape draw:style-name="gr1" draw:text-style-name="P2" draw:id="id26" draw:layer="layout" svg:width="3.5cm" svg:height="0.5cm" svg:x="16.5cm" svg:y="1.901cm">
          <text:p text:style-name="P1"><text:span text:style-name="T1">Stud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6.5cm" svg:y="2.4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6.5cm" svg:y="2.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24" draw:layer="layout" svg:width="3.5cm" svg:height="0.5cm" svg:x="16.5cm" svg:y="3.901cm">
          <text:p text:style-name="P1"><text:span text:style-name="T1">Sit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6.5cm" svg:y="4.4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5cm" svg:height="0.5cm" svg:x="16.5cm" svg:y="4.9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.4cm" svg:height="0.645cm" svg:x="15.3cm" svg:y="4.355cm">
          <draw:text-box>
            <text:p text:style-name="P8"><text:span text:style-name="T2">- site</text:span></text:p>
          </draw:text-box>
        </draw:frame>
        <draw:frame draw:style-name="gr3" draw:text-style-name="P7" draw:layer="layout" svg:width="1.5cm" svg:height="0.645cm" svg:x="15.9cm" svg:y="3.6cm">
          <draw:text-box>
            <text:p text:style-name="P6"><text:span text:style-name="T2">1</text:span></text:p>
          </draw:text-box>
        </draw:frame>
        <draw:connector draw:style-name="gr12" draw:text-style-name="P9" draw:layer="layout" svg:x1="11cm" svg:y1="4.15cm" svg:x2="16.5cm" svg:y2="4.151cm" draw:start-shape="id23" draw:start-glue-point="1" draw:end-shape="id24" draw:end-glue-point="3" svg:d="m11000 4150h2800v1h2700">
          <text:p text:style-name="P6"/>
        </draw:connector>
        <draw:connector draw:style-name="gr12" draw:text-style-name="P9" draw:layer="layout" svg:x1="11cm" svg:y1="2.15cm" svg:x2="16.5cm" svg:y2="2.151cm" draw:start-shape="id25" draw:start-glue-point="1" draw:end-shape="id26" svg:d="m11000 2150h2800v1h2700">
          <text:p text:style-name="P6"/>
        </draw:connector>
        <draw:frame draw:style-name="gr3" draw:text-style-name="P7" draw:layer="layout" svg:width="1.5cm" svg:height="0.645cm" svg:x="11cm" svg:y="1.255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1cm" svg:y="3.4cm">
          <draw:text-box>
            <text:p text:style-name="P3"><text:span text:style-name="T2">0..*</text:span></text:p>
          </draw:text-box>
        </draw:frame>
        <draw:frame draw:style-name="gr3" draw:text-style-name="P7" draw:layer="layout" svg:width="1.5cm" svg:height="0.645cm" svg:x="15.2cm" svg:y="1.501cm">
          <draw:text-box>
            <text:p text:style-name="P8"><text:span text:style-name="T2">0..*</text:span></text:p>
          </draw:text-box>
        </draw:frame>
        <draw:frame draw:style-name="gr3" draw:text-style-name="P7" draw:layer="layout" svg:width="3.4cm" svg:height="0.645cm" svg:x="13.1cm" svg:y="2.255cm">
          <draw:text-box>
            <text:p text:style-name="P8"><text:span text:style-name="T2">- studyCollection</text:span></text:p>
          </draw:text-box>
        </draw:frame>
        <draw:custom-shape draw:style-name="gr1" draw:text-style-name="P2" draw:layer="layout" svg:width="3.5cm" svg:height="0.5cm" svg:x="15.2cm" svg:y="7.501cm">
          <text:p text:style-name="P1"><text:span text:style-name="T1">Specimen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33" draw:layer="layout" svg:width="3.5cm" svg:height="0.499cm" svg:x="15.2cm" svg:y="8.001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id="id27" draw:layer="layout" svg:width="3.5cm" svg:height="0.5cm" svg:x="15.2cm" svg:y="8.5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30" draw:layer="layout" svg:width="3.5cm" svg:height="0.5cm" svg:x="15.2cm" svg:y="14.7cm">
          <text:p text:style-name="P1"><text:span text:style-name="T1">ContainerPosi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0.499cm" svg:x="15.2cm" svg:y="15.2cm">
          <text:p text:style-name="P6"/>
          <draw:enhanced-geometry svg:viewBox="0 0 21600 21600" draw:type="rectangle" draw:enhanced-path="M 0 0 L 21600 0 21600 21600 0 21600 0 0 Z N"/>
        </draw:custom-shape>
        <draw:custom-shape draw:style-name="gr2" draw:text-style-name="P4" draw:id="id32" draw:layer="layout" svg:width="3.5cm" svg:height="0.5cm" svg:x="15.2cm" svg:y="15.699cm">
          <text:p text:style-name="P6"/>
          <draw:enhanced-geometry svg:viewBox="0 0 21600 21600" draw:type="rectangle" draw:enhanced-path="M 0 0 L 21600 0 21600 21600 0 21600 0 0 Z N"/>
        </draw:custom-shape>
        <draw:custom-shape draw:style-name="gr1" draw:text-style-name="P2" draw:id="id28" draw:layer="layout" svg:width="5.5cm" svg:height="0.5cm" svg:x="14.2cm" svg:y="10.901cm">
          <text:p text:style-name="P1"><text:span text:style-name="T1">AbstractPo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5cm" svg:height="1.599cm" svg:x="14.2cm" svg:y="11.401cm">
          <text:p text:style-name="P3"><text:span text:style-name="T2">- positionDimensionOne : Integer</text:span></text:p>
          <text:p text:style-name="P3"><text:span text:style-name="T2">- positionDimensionTwo : intege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id="id29" draw:layer="layout" svg:width="5.5cm" svg:height="0.5cm" svg:x="14.2cm" svg:y="13cm"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9" draw:layer="layout" svg:x1="16.95cm" svg:y1="9cm" svg:x2="16.95cm" svg:y2="10.901cm" draw:start-shape="id27" draw:start-glue-point="2" draw:end-shape="id28" draw:end-glue-point="0" svg:d="m16950 9000v1901">
          <text:p text:style-name="P6"/>
        </draw:connector>
        <draw:connector draw:style-name="gr14" draw:text-style-name="P9" draw:layer="layout" svg:x1="16.95cm" svg:y1="13.5cm" svg:x2="16.95cm" svg:y2="14.7cm" draw:start-shape="id29" draw:start-glue-point="2" draw:end-shape="id30" draw:end-glue-point="0" svg:d="m16950 13500v1200">
          <text:p text:style-name="P6"/>
        </draw:connector>
        <draw:connector draw:style-name="gr15" draw:text-style-name="P9" draw:layer="layout" svg:x1="7.499cm" svg:y1="11.5cm" svg:x2="15.2cm" svg:y2="14.95cm" draw:start-shape="id31" draw:start-glue-point="4" draw:end-shape="id30" draw:end-glue-point="3" svg:d="m7499 11500v3450h7701">
          <text:p text:style-name="P6"/>
        </draw:connector>
        <draw:connector draw:style-name="gr15" draw:text-style-name="P9" draw:layer="layout" svg:x1="5.501cm" svg:y1="11.5cm" svg:x2="15.2cm" svg:y2="15.949cm" draw:start-shape="id31" draw:start-glue-point="5" draw:end-shape="id32" draw:end-glue-point="3" svg:d="m5501 11500v4449h9699">
          <text:p text:style-name="P6"/>
        </draw:connector>
        <draw:frame draw:style-name="gr3" draw:text-style-name="P7" draw:layer="layout" svg:width="4.4cm" svg:height="0.645cm" svg:x="10.8cm" svg:y="16cm">
          <draw:text-box>
            <text:p text:style-name="P8"><text:span text:style-name="T2">- occupiedPositions</text:span></text:p>
          </draw:text-box>
        </draw:frame>
        <draw:frame draw:style-name="gr3" draw:text-style-name="P7" draw:layer="layout" svg:width="1.5cm" svg:height="0.645cm" svg:x="13.7cm" svg:y="15.355cm">
          <draw:text-box>
            <text:p text:style-name="P8"><text:span text:style-name="T2">0..*</text:span></text:p>
          </draw:text-box>
        </draw:frame>
        <draw:frame draw:style-name="gr3" draw:text-style-name="P7" draw:layer="layout" svg:width="4.4cm" svg:height="0.645cm" svg:x="10.8cm" svg:y="14.855cm">
          <draw:text-box>
            <text:p text:style-name="P8"><text:span text:style-name="T2">- locatedAtPosition</text:span></text:p>
          </draw:text-box>
        </draw:frame>
        <draw:frame draw:style-name="gr3" draw:text-style-name="P7" draw:layer="layout" svg:width="4.4cm" svg:height="0.645cm" svg:x="1.3cm" svg:y="11.855cm">
          <draw:text-box>
            <text:p text:style-name="P8"><text:span text:style-name="T2">- parentContainer</text:span></text:p>
          </draw:text-box>
        </draw:frame>
        <draw:frame draw:style-name="gr3" draw:text-style-name="P7" draw:layer="layout" svg:width="4.4cm" svg:height="0.645cm" svg:x="7.5cm" svg:y="11.855cm">
          <draw:text-box>
            <text:p text:style-name="P3"><text:span text:style-name="T2">- occupiedContainer</text:span></text:p>
          </draw:text-box>
        </draw:frame>
        <draw:connector draw:style-name="gr15" draw:text-style-name="P9" draw:layer="layout" svg:x1="10.499cm" svg:y1="4.4cm" svg:x2="15.2cm" svg:y2="8.25cm" draw:start-shape="id23" draw:start-glue-point="4" draw:end-shape="id33" draw:end-glue-point="3" svg:d="m10499 4400v3850h4701">
          <text:p text:style-name="P6"/>
        </draw:connector>
        <draw:frame draw:style-name="gr3" draw:text-style-name="P7" draw:layer="layout" svg:width="4.4cm" svg:height="0.645cm" svg:x="6.1cm" svg:y="5cm">
          <draw:text-box>
            <text:p text:style-name="P8"><text:span text:style-name="T2">- storageContainer</text:span></text:p>
          </draw:text-box>
        </draw:frame>
        <draw:frame draw:style-name="gr3" draw:text-style-name="P7" draw:layer="layout" svg:width="1.5cm" svg:height="0.645cm" svg:x="9cm" svg:y="4.5cm">
          <draw:text-box>
            <text:p text:style-name="P8"><text:span text:style-name="T2">1</text:span></text:p>
          </draw:text-box>
        </draw:frame>
        <draw:frame draw:style-name="gr3" draw:text-style-name="P7" draw:layer="layout" svg:width="5.5cm" svg:height="0.645cm" svg:x="9.8cm" svg:y="8.355cm">
          <draw:text-box>
            <text:p text:style-name="P8"><text:span text:style-name="T2">- specimenPositionCollection</text:span></text:p>
          </draw:text-box>
        </draw:frame>
        <draw:frame draw:style-name="gr3" draw:text-style-name="P7" draw:layer="layout" svg:width="1.5cm" svg:height="0.645cm" svg:x="13.7cm" svg:y="7.6cm">
          <draw:text-box>
            <text:p text:style-name="P8"><text:span text:style-name="T2">0..*</text:span></text:p>
          </draw:text-box>
        </draw:frame>
        <draw:frame draw:style-name="gr3" draw:text-style-name="P7" draw:layer="layout" svg:width="1.5cm" svg:height="0.645cm" svg:x="4cm" svg:y="11.5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7.5cm" svg:y="11.5cm">
          <draw:text-box>
            <text:p text:style-name="P3"><text:span text:style-name="T2">1</text:span></text:p>
          </draw:text-box>
        </draw:frame>
        <draw:frame draw:style-name="gr3" draw:text-style-name="P7" draw:layer="layout" svg:width="1.5cm" svg:height="0.645cm" svg:x="4cm" svg:y="11.501cm">
          <draw:text-box>
            <text:p text:style-name="P8"><text:span text:style-name="T2">1</text:span></text:p>
          </draw:text-box>
        </draw:frame>
        <draw:frame draw:style-name="gr3" draw:text-style-name="P7" draw:layer="layout" svg:width="1.5cm" svg:height="0.645cm" svg:x="13.7cm" svg:y="14.356cm">
          <draw:text-box>
            <text:p text:style-name="P8"><text:span text:style-name="T2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1cm" draw:shadow-offset-y="0.1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elson Loyola</meta:initial-creator>
    <meta:creation-date>2008-12-10T15:05:17</meta:creation-date>
    <dc:creator>Nelson Loyola</dc:creator>
    <dc:date>2009-01-06T16:25:54</dc:date>
    <meta:editing-cycles>13</meta:editing-cycles>
    <meta:editing-duration>P1DT22H17M28S</meta:editing-duration>
    <meta:user-defined meta:name="Info 1"/>
    <meta:user-defined meta:name="Info 2"/>
    <meta:user-defined meta:name="Info 3"/>
    <meta:user-defined meta:name="Info 4"/>
    <meta:document-statistic meta:object-count="151"/>
  </office:meta>
</office:document-meta>
</file>